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7A000000D928971760.png" manifest:media-type="image/png"/>
  <manifest:file-entry manifest:full-path="Pictures/10000001000003790000028140CE0D53.png" manifest:media-type="image/png"/>
  <manifest:file-entry manifest:full-path="Pictures/100000010000038B0000017AA6986FF4.png" manifest:media-type="image/png"/>
  <manifest:file-entry manifest:full-path="Pictures/100000010000038B000001E4928A7D4D.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3.209cm" style:rel-column-width="11954*"/>
    </style:style>
    <style:style style:name="Table1.B" style:family="table-column">
      <style:table-column-properties style:column-width="14.381cm" style:rel-column-width="53581*"/>
    </style:style>
    <style:style style:name="Table1.A1" style:family="table-cell">
      <style:table-cell-properties fo:padding="0.097cm" fo:border="none"/>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5pt solid #000000"/>
    </style:style>
    <style:style style:name="Table3.A2" style:family="table-cell">
      <style:table-cell-properties fo:padding="0.097cm" fo:border-left="0.5pt solid #000000" fo:border-right="0.5pt solid #000000" fo:border-top="none" fo:border-bottom="0.5pt solid #000000"/>
    </style:style>
    <style:style style:name="Table4" style:family="table">
      <style:table-properties style:width="17.59cm" table:align="margins"/>
    </style:style>
    <style:style style:name="Table4.A" style:family="table-column">
      <style:table-column-properties style:column-width="17.59cm" style:rel-column-width="65535*"/>
    </style:style>
    <style:style style:name="Table4.A1" style:family="table-cell">
      <style:table-cell-properties fo:padding="0.097cm" fo:border="0.5pt solid #000000"/>
    </style:style>
    <style:style style:name="Table4.A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15%" fo:text-align="justify" style:justify-single-word="false"/>
    </style:style>
    <style:style style:name="P2" style:family="paragraph" style:parent-style-name="Standard">
      <style:paragraph-properties fo:line-height="115%" fo:text-align="center" style:justify-single-word="false"/>
      <style:text-properties fo:font-weight="bold" officeooo:paragraph-rsid="0006f7b6" style:font-weight-asian="bold" style:font-weight-complex="bold"/>
    </style:style>
    <style:style style:name="P3" style:family="paragraph" style:parent-style-name="Standard">
      <style:paragraph-properties fo:line-height="115%" fo:text-align="center" style:justify-single-word="false"/>
      <style:text-properties officeooo:paragraph-rsid="0006f7b6"/>
    </style:style>
    <style:style style:name="P4" style:family="paragraph" style:parent-style-name="Table_20_Contents">
      <style:paragraph-properties fo:text-align="end" style:justify-single-word="false"/>
      <style:text-properties officeooo:rsid="0006f7b6" officeooo:paragraph-rsid="0006f7b6"/>
    </style:style>
    <style:style style:name="P5" style:family="paragraph" style:parent-style-name="Table_20_Contents">
      <style:paragraph-properties fo:text-align="justify" style:justify-single-word="false"/>
      <style:text-properties officeooo:rsid="0006f7b6" officeooo:paragraph-rsid="0006f7b6"/>
    </style:style>
    <style:style style:name="P6" style:family="paragraph" style:parent-style-name="Standard">
      <style:paragraph-properties fo:line-height="115%" fo:text-align="justify" style:justify-single-word="false"/>
      <style:text-properties fo:font-weight="bold" officeooo:rsid="000a2100" officeooo:paragraph-rsid="000a2100" style:font-weight-asian="bold" style:font-weight-complex="bold"/>
    </style:style>
    <style:style style:name="P7" style:family="paragraph" style:parent-style-name="Standard">
      <style:paragraph-properties fo:line-height="115%" fo:text-align="justify" style:justify-single-word="false"/>
      <style:text-properties officeooo:rsid="000a2100" officeooo:paragraph-rsid="000a2100"/>
    </style:style>
    <style:style style:name="P8" style:family="paragraph" style:parent-style-name="Standard">
      <style:paragraph-properties fo:line-height="115%" fo:text-align="justify" style:justify-single-word="false"/>
      <style:text-properties fo:font-weight="bold" officeooo:rsid="000bf25f" officeooo:paragraph-rsid="000bf25f" style:font-weight-asian="bold" style:font-weight-complex="bold"/>
    </style:style>
    <style:style style:name="P9" style:family="paragraph" style:parent-style-name="Standard">
      <style:paragraph-properties fo:line-height="115%" fo:text-align="justify" style:justify-single-word="false"/>
      <style:text-properties officeooo:rsid="000bf25f" officeooo:paragraph-rsid="000bf25f"/>
    </style:style>
    <style:style style:name="P10" style:family="paragraph" style:parent-style-name="Standard" style:list-style-name="L1">
      <style:paragraph-properties fo:line-height="115%" fo:text-align="justify" style:justify-single-word="false"/>
    </style:style>
    <style:style style:name="P11" style:family="paragraph" style:parent-style-name="Standard">
      <style:paragraph-properties fo:line-height="115%" fo:text-align="justify" style:justify-single-word="false"/>
      <style:text-properties fo:font-weight="bold" style:font-weight-asian="bold" style:font-weight-complex="bold"/>
    </style:style>
    <style:style style:name="P12" style:family="paragraph" style:parent-style-name="Standard" style:list-style-name="L2">
      <style:paragraph-properties fo:line-height="115%" fo:text-align="justify" style:justify-single-word="false"/>
      <style:text-properties officeooo:paragraph-rsid="000bf25f"/>
    </style:style>
    <style:style style:name="P13" style:family="paragraph" style:parent-style-name="Standard" style:list-style-name="L3">
      <style:paragraph-properties fo:line-height="115%" fo:text-align="justify" style:justify-single-word="false"/>
      <style:text-properties officeooo:paragraph-rsid="000bf25f"/>
    </style:style>
    <style:style style:name="P14" style:family="paragraph" style:parent-style-name="Standard">
      <style:paragraph-properties fo:line-height="115%" fo:text-align="justify" style:justify-single-word="false"/>
      <style:text-properties officeooo:paragraph-rsid="000da99b"/>
    </style:style>
    <style:style style:name="P15" style:family="paragraph" style:parent-style-name="Standard">
      <style:paragraph-properties fo:line-height="115%" fo:text-align="justify" style:justify-single-word="false"/>
      <style:text-properties fo:font-weight="bold" officeooo:paragraph-rsid="000da99b" style:font-weight-asian="bold" style:font-weight-complex="bold"/>
    </style:style>
    <style:style style:name="P16" style:family="paragraph" style:parent-style-name="Standard">
      <style:paragraph-properties fo:line-height="115%" fo:text-align="justify" style:justify-single-word="false"/>
      <style:text-properties officeooo:rsid="000bf25f" officeooo:paragraph-rsid="000da99b"/>
    </style:style>
    <style:style style:name="P17" style:family="paragraph" style:parent-style-name="Standard">
      <style:paragraph-properties fo:line-height="115%" fo:text-align="justify" style:justify-single-word="false"/>
      <style:text-properties fo:font-weight="normal" officeooo:paragraph-rsid="000da99b" style:font-weight-asian="normal" style:font-weight-complex="normal"/>
    </style:style>
    <style:style style:name="P18" style:family="paragraph" style:parent-style-name="Standard">
      <style:paragraph-properties fo:line-height="115%" fo:text-align="center" style:justify-single-word="false"/>
      <style:text-properties fo:font-weight="bold" officeooo:paragraph-rsid="000da99b" style:font-weight-asian="bold" style:font-weight-complex="bold"/>
    </style:style>
    <style:style style:name="P19" style:family="paragraph" style:parent-style-name="Standard" style:list-style-name="L1">
      <style:paragraph-properties fo:line-height="115%" fo:text-align="justify" style:justify-single-word="false"/>
      <style:text-properties officeooo:paragraph-rsid="000da99b"/>
    </style:style>
    <style:style style:name="P20" style:family="paragraph" style:parent-style-name="Table_20_Contents">
      <style:paragraph-properties fo:line-height="115%" fo:text-align="justify" style:justify-single-word="false"/>
      <style:text-properties officeooo:rsid="00138091" officeooo:paragraph-rsid="00138091"/>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style:font-name="Liberation Mono"/>
    </style:style>
    <style:style style:name="P23" style:family="paragraph" style:parent-style-name="Table_20_Contents">
      <style:paragraph-properties fo:line-height="115%" fo:text-align="justify" style:justify-single-word="false"/>
      <style:text-properties officeooo:rsid="00160ba6" officeooo:paragraph-rsid="00160ba6"/>
    </style:style>
    <style:style style:name="P24" style:family="paragraph" style:parent-style-name="Table_20_Contents">
      <style:paragraph-properties fo:text-align="start" style:justify-single-word="false"/>
      <style:text-properties style:font-name="Liberation Mono"/>
    </style:style>
    <style:style style:name="P25" style:family="paragraph" style:parent-style-name="Table_20_Contents">
      <style:paragraph-properties fo:text-align="justify" style:justify-single-word="false"/>
      <style:text-properties officeooo:rsid="001a4dbe" officeooo:paragraph-rsid="001a4dbe"/>
    </style:style>
    <style:style style:name="P26" style:family="paragraph" style:parent-style-name="Standard">
      <style:paragraph-properties fo:line-height="115%" fo:text-align="justify" style:justify-single-word="false"/>
      <style:text-properties fo:font-weight="bold" officeooo:rsid="000bf25f" officeooo:paragraph-rsid="000da99b" style:font-weight-asian="bold" style:font-weight-complex="bold"/>
    </style:style>
    <style:style style:name="P27" style:family="paragraph" style:parent-style-name="Standard" style:list-style-name="L4">
      <style:paragraph-properties fo:line-height="115%" fo:text-align="justify" style:justify-single-word="false"/>
      <style:text-properties officeooo:paragraph-rsid="000da99b"/>
    </style:style>
    <style:style style:name="P28" style:family="paragraph" style:parent-style-name="Standard" style:list-style-name="L5">
      <style:paragraph-properties fo:line-height="115%" fo:text-align="justify" style:justify-single-word="false"/>
      <style:text-properties officeooo:paragraph-rsid="000da99b"/>
    </style:style>
    <style:style style:name="T1" style:family="text">
      <style:text-properties officeooo:rsid="0006f7b6"/>
    </style:style>
    <style:style style:name="T2" style:family="text">
      <style:text-properties fo:font-weight="bold" style:font-weight-asian="bold" style:font-weight-complex="bold"/>
    </style:style>
    <style:style style:name="T3" style:family="text">
      <style:text-properties fo:font-weight="bold" officeooo:rsid="000da99b" style:font-weight-asian="bold" style:font-weight-complex="bold"/>
    </style:style>
    <style:style style:name="T4" style:family="text">
      <style:text-properties officeooo:rsid="00149963"/>
    </style:style>
    <style:style style:name="T5" style:family="text">
      <style:text-properties officeooo:rsid="0018d8ea"/>
    </style:style>
    <style:style style:name="T6" style:family="text">
      <style:text-properties officeooo:rsid="000da99b"/>
    </style:style>
    <style:style style:name="fr1" style:family="graphic" style:parent-style-name="Graphics">
      <style:graphic-properties fo:padding="0.049cm" fo:border="0.06pt solid #cccccc"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text:span text:style-name="T1">RUEBA</text:span></text:p>
      <text:p text:style-name="P3">Seguridad y administración remota en Windows Serv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4">NOMBRE:</text:p>
          </table:table-cell>
          <table:table-cell table:style-name="Table1.A1" office:value-type="string">
            <text:p text:style-name="P5">GERMÁN A. RIVEROS SEPÚLVEDA</text:p>
          </table:table-cell>
        </table:table-row>
        <table:table-row>
          <table:table-cell table:style-name="Table1.A1" office:value-type="string">
            <text:p text:style-name="P4">GENERACIÓN:</text:p>
          </table:table-cell>
          <table:table-cell table:style-name="Table1.A1" office:value-type="string">
            <text:p text:style-name="P5">G24</text:p>
          </table:table-cell>
        </table:table-row>
        <table:table-row>
          <table:table-cell table:style-name="Table1.A1" office:value-type="string">
            <text:p text:style-name="P4">JORNADA:</text:p>
          </table:table-cell>
          <table:table-cell table:style-name="Table1.A1" office:value-type="string">
            <text:p text:style-name="P5">VESPERTINA</text:p>
          </table:table-cell>
        </table:table-row>
      </table:table>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6">DESCRIPCIÓN</text:p>
      <text:p text:style-name="P7"/>
      <text:p text:style-name="P1">La empresa GreenApple del comercio, ha contratado tus servicios junto con tu equipo como consultores de sistemas para fortalecer la seguridad de sus servidores Windows Server. Actualmente, cuentan con un entorno de servidores remotos que deben ser configurados y asegurados para permitir una administración eficiente sin comprometer la integridad de los datos.</text:p>
      <text:p text:style-name="P1"/>
      <text:p text:style-name="P1">Tu tarea es implementar un esquema seguro de administración remota, optimizar el uso de PowerShell Remoting y configurar políticas de firewall, gestión de certificados y seguridad en los servicios críticos. Además, deberás garantizar una correcta asignación de IPs y seguridad en la gestión de zonas DNS.</text:p>
      <text:p text:style-name="P1"/>
      <text:p text:style-name="P1">Aplicando los conceptos y herramientas aprendidas hasta ahora, junto a tu equipo deberás realizar las configuraciones necesarias en un entorno Windows Server para demostrar que puedes administrar de manera segura un servidor remo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8">REQUERIMIENTOS</text:p>
      <text:p text:style-name="P9"/>
      <text:p text:style-name="P1">1. <text:span text:style-name="T2">Configuración de PowerShell Remoting seguro</text:span></text:p>
      <text:list xml:id="list478165454" text:style-name="L1">
        <text:list-item>
          <text:p text:style-name="P10">Configurar PowerShell Remoting en un servidor Windows Server asegurando la autenticación mediante Kerberos o certificados.</text:p>
        </text:list-item>
        <text:list-item>
          <text:p text:style-name="P10">Restringir el acceso a usuarios específicos mediante políticas de seguridad.</text:p>
        </text:list-item>
        <text:list-item>
          <text:p text:style-name="P10">Generar un script en PowerShell (.ps1) con los comandos utilizados y capturas de pantalla del resultado</text:p>
        </text:list-item>
      </text:list>
      <text:p text:style-name="P11">(3 Puntos)</text:p>
      <text:p text:style-name="P1"/>
      <text:p text:style-name="P1">2. <text:span text:style-name="T2">Implementación de seguridad en Server Core y Firewall</text:span></text:p>
      <text:list text:style-name="L2">
        <text:list-item>
          <text:p text:style-name="P12">Configurar los servicios críticos (DHCP y DNS) en Server Core, asegurando su correcto funcionamiento y minimizando la superficie de ataque.</text:p>
        </text:list-item>
        <text:list-item>
          <text:p text:style-name="P12">Implementar reglas de firewall para restringir accesos no autorizados mediante Windows Defender Firewall con políticas avanzadas.</text:p>
        </text:list-item>
      </text:list>
      <text:p text:style-name="P11">(3 Puntos)</text:p>
      <text:p text:style-name="P1"/>
      <text:p text:style-name="P1">3. <text:span text:style-name="T2">Gestión segura de zonas DNS y asignación de IPs</text:span></text:p>
      <text:list text:style-name="L3">
        <text:list-item>
          <text:p text:style-name="P13">Configurar y asegurar una zona DNS en Windows Server, limitando el acceso a la administración mediante permisos adecuados.</text:p>
        </text:list-item>
        <text:list-item>
          <text:p text:style-name="P13">Implementar una política de asignación de IPs estáticas y dinámicas utilizando DHCP de manera segura.</text:p>
        </text:list-item>
      </text:list>
      <text:p text:style-name="P11">(4 Punto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4"><text:span text:style-name="T3"/></text:p>
      <text:p text:style-name="P15"/>
      <text:p text:style-name="P16"><text:span text:style-name="T2">REQUERIMIENTOS. </text:span><text:span text:style-name="T3">PRIMERA PARTE</text:span></text:p>
      <text:p text:style-name="P17">Configuración de PowerShell Remoting segur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8"/>
      <text:p text:style-name="P18"><text:soft-page-break/></text:p>
      <text:p text:style-name="P18">Configuración de PowerShell Remoting seguro</text:p>
      <text:p text:style-name="P14"/>
      <text:list text:continue-list="list478165454" text:style-name="L1">
        <text:list-item>
          <text:p text:style-name="P19">Configurar PowerShell Remoting en un servidor Windows Server asegurando la autenticación mediante Kerberos o certificados.</text:p>
        </text:list-item>
        <text:list-item>
          <text:p text:style-name="P19">Restringir el acceso a usuarios específicos mediante políticas de seguridad.</text:p>
        </text:list-item>
        <text:list-item>
          <text:p text:style-name="P19">Generar un script en PowerShell (.ps1) con los comandos utilizados y capturas de pantalla del resultado.</text:p>
        </text:list-item>
      </text:list>
      <text:p text:style-name="P14"/>
      <table:table table:name="Table2" table:style-name="Table2">
        <table:table-column table:style-name="Table2.A"/>
        <table:table-row>
          <table:table-cell table:style-name="Table2.A1" office:value-type="string">
            <text:p text:style-name="P20">1. Habilitar PowerShell Remoting, verificación de WinRM <text:span text:style-name="T4">y del listener HTTP</text:span></text:p>
            <text:p text:style-name="P20"/>
          </table:table-cell>
        </table:table-row>
        <table:table-row>
          <table:table-cell table:style-name="Table2.A2" office:value-type="string">
            <text:p text:style-name="P21"/>
            <text:p text:style-name="P22">Enable-PSRemoting -Force</text:p>
            <text:p text:style-name="P22"/>
            <text:p text:style-name="P22">Get-Service WinRM</text:p>
            <text:p text:style-name="P21"/>
            <text:p text:style-name="P22">winrm enumerate winrm/config/listener</text:p>
            <text:p text:style-name="P21"/>
            <text:p text:style-name="P21"><draw:frame draw:style-name="fr1" draw:name="Image1" text:anchor-type="char" svg:width="17.395cm" svg:height="9.282cm" draw:z-index="0"><draw:image xlink:href="Pictures/100000010000038B000001E4928A7D4D.png" xlink:type="simple" xlink:show="embed" xlink:actuate="onLoad" draw:mime-type="image/png"/></draw:frame></text:p>
          </table:table-cell>
        </table:table-row>
      </table:table>
      <text:p text:style-name="P14"/>
      <text:p text:style-name="P14"/>
      <text:p text:style-name="P14"/>
      <text:p text:style-name="P14"/>
      <text:p text:style-name="P14"/>
      <text:p text:style-name="P14"><text:soft-page-break/></text:p>
      <table:table table:name="Table3" table:style-name="Table3">
        <table:table-column table:style-name="Table3.A"/>
        <table:table-row>
          <table:table-cell table:style-name="Table3.A1" office:value-type="string">
            <text:p text:style-name="P23">1.2. <text:span text:style-name="T5">Se agrega el usuario griveros del dominio a SERV02 (Server core)</text:span>.</text:p>
            <text:p text:style-name="P23"/>
          </table:table-cell>
        </table:table-row>
        <table:table-row>
          <table:table-cell table:style-name="Table3.A2" office:value-type="string">
            <text:p text:style-name="P21"/>
            <text:p text:style-name="P24">Add-LocalGroupMember -Group "Administradores" -Member "greenapple\griveros"</text:p>
            <text:p text:style-name="P21"/>
            <text:p text:style-name="P22">Get-LocalGroupMember -Group "Administradores"</text:p>
            <text:p text:style-name="P21"/>
            <text:p text:style-name="P21"><draw:frame draw:style-name="fr1" draw:name="Image2" text:anchor-type="char" svg:width="17.395cm" svg:height="7.25cm" draw:z-index="1"><draw:image xlink:href="Pictures/100000010000038B0000017AA6986FF4.png" xlink:type="simple" xlink:show="embed" xlink:actuate="onLoad" draw:mime-type="image/png"/></draw:frame></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able:table table:name="Table4" table:style-name="Table4">
        <table:table-column table:style-name="Table4.A"/>
        <table:table-row>
          <table:table-cell table:style-name="Table4.A1" office:value-type="string">
            <text:p text:style-name="P25">2. Comprobando PowerShell Remoting desde DC01 (Servidor Principal)</text:p>
          </table:table-cell>
        </table:table-row>
        <table:table-row>
          <table:table-cell table:style-name="Table4.A2" office:value-type="string">
            <text:p text:style-name="P21"/>
            <text:p text:style-name="P22">Enter-PSSession -ComputerName SERV02 -Credential (Get-Credential)</text:p>
            <text:p text:style-name="P21"/>
            <text:p text:style-name="P21"><draw:frame draw:style-name="fr1" draw:name="Image3" text:anchor-type="char" svg:width="17.395cm" svg:height="12.541cm" draw:z-index="2"><draw:image xlink:href="Pictures/10000001000003790000028140CE0D53.png" xlink:type="simple" xlink:show="embed" xlink:actuate="onLoad" draw:mime-type="image/png"/></draw:frame></text:p>
          </table:table-cell>
        </table:table-row>
        <table:table-row>
          <table:table-cell table:style-name="Table4.A2" office:value-type="string">
            <text:p text:style-name="P21"/>
            <text:p text:style-name="P21"><draw:frame draw:style-name="fr1" draw:name="Image4" text:anchor-type="char" svg:width="17.395cm" svg:height="4.24cm" draw:z-index="3"><draw:image xlink:href="Pictures/100000010000037A000000D928971760.png" xlink:type="simple" xlink:show="embed" xlink:actuate="onLoad" draw:mime-type="image/png"/></draw:frame></text:p>
          </table:table-cell>
        </table:table-row>
      </table:table>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6">REQUERIMIENTOS. <text:span text:style-name="T6">SEGUNDA PARTE</text:span></text:p>
      <text:p text:style-name="P14">2. <text:span text:style-name="T2">Implementación de seguridad en Server Core y Firewall</text:span></text:p>
      <text:list text:style-name="L4">
        <text:list-item>
          <text:p text:style-name="P27">Configurar los servicios críticos (DHCP y DNS) en Server Core, asegurando su correcto funcionamiento y minimizando la superficie de ataque.</text:p>
        </text:list-item>
        <text:list-item>
          <text:p text:style-name="P27">Implementar reglas de firewall para restringir accesos no autorizados mediante Windows Defender Firewall con políticas avanzadas.</text:p>
        </text:list-item>
      </text:list>
      <text:p text:style-name="P15">(3 Puntos)</text:p>
      <text:p text:style-name="P14"/>
      <text:p text:style-name="P26"><text:soft-page-break/>REQUERIMIENTOS. <text:span text:style-name="T6">TERCERA PARTE</text:span></text:p>
      <text:p text:style-name="P14">3. <text:span text:style-name="T2">Gestión segura de zonas DNS y asignación de IPs</text:span></text:p>
      <text:list text:style-name="L5">
        <text:list-item>
          <text:p text:style-name="P28">Configurar y asegurar una zona DNS en Windows Server, limitando el acceso a la administración mediante permisos adecuados.</text:p>
        </text:list-item>
        <text:list-item>
          <text:p text:style-name="P28">Implementar una política de asignación de IPs estáticas y dinámicas utilizando DHCP de manera segura.</text:p>
        </text:list-item>
      </text:list>
      <text:p text:style-name="P15">(4 Puntos)</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10</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5T09:26:01.436745000</meta:creation-date>
    <meta:generator>LibreOffice/25.2.1.2$MacOSX_X86_64 LibreOffice_project/d3abf4aee5fd705e4a92bba33a32f40bc4e56f49</meta:generator>
    <dc:date>2025-07-15T21:21:57.171193000</dc:date>
    <meta:editing-duration>PT1H3M21S</meta:editing-duration>
    <meta:editing-cycles>19</meta:editing-cycles>
    <meta:document-statistic meta:table-count="4" meta:image-count="4" meta:object-count="0" meta:page-count="10" meta:paragraph-count="52" meta:word-count="509" meta:character-count="3599" meta:non-whitespace-character-count="3156"/>
  </office:meta>
</office:document-meta>
</file>